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2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2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2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2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2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2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2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2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2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2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2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7" style:family="text">
      <style:text-properties fo:font-weight="bold" style:font-name-asian="Times New Roman2" style:font-weight-asian="bold" style:font-size-complex="14pt"/>
    </style:style>
    <style:style style:name="T8" style:family="text">
      <style:text-properties fo:font-weight="bold" officeooo:rsid="0062a13c" style:font-name-asian="Times New Roman2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887481" style:font-weight-asian="normal" style:font-weight-complex="normal"/>
    </style:style>
    <style:style style:name="T16" style:family="text">
      <style:text-properties fo:font-weight="normal" officeooo:rsid="00752f12" fo:background-color="#ffffff" loext:char-shading-value="0" style:font-name-asian="Calibri" style:font-weight-asian="normal" style:font-name-complex="Times New Roman2" style:font-size-complex="14pt" style:font-weight-complex="normal"/>
    </style:style>
    <style:style style:name="T17" style:family="text">
      <style:text-properties officeooo:rsid="00752f12" fo:background-color="#ffffff" loext:char-shading-value="0" style:font-name-asian="Calibri" style:font-name-complex="Times New Roman2" style:font-size-complex="14pt"/>
    </style:style>
    <style:style style:name="T18" style:family="text">
      <style:text-properties officeooo:rsid="0069a576"/>
    </style:style>
    <style:style style:name="T19" style:family="text">
      <style:text-properties officeooo:rsid="007e9c3d"/>
    </style:style>
    <style:style style:name="T20" style:family="text">
      <style:text-properties officeooo:rsid="008f2545"/>
    </style:style>
    <style:style style:name="T21" style:family="text">
      <style:text-properties officeooo:rsid="003db36c"/>
    </style:style>
    <style:style style:name="T22" style:family="text">
      <style:text-properties officeooo:rsid="009f5f60"/>
    </style:style>
    <style:style style:name="T23" style:family="text">
      <style:text-properties officeooo:rsid="00a2e8bf"/>
    </style:style>
    <style:style style:name="T24" style:family="text">
      <style:text-properties officeooo:rsid="00ab143c"/>
    </style:style>
    <style:style style:name="T25" style:family="text">
      <style:text-properties officeooo:rsid="00ab4989"/>
    </style:style>
    <style:style style:name="T26" style:family="text">
      <style:text-properties officeooo:rsid="00b2cde2"/>
    </style:style>
    <style:style style:name="T27" style:family="text">
      <style:text-properties officeooo:rsid="00b457fb"/>
    </style:style>
    <style:style style:name="T28" style:family="text">
      <style:text-properties officeooo:rsid="00b9fdd5"/>
    </style:style>
    <style:style style:name="T29" style:family="text">
      <style:text-properties officeooo:rsid="003820f7"/>
    </style:style>
    <style:style style:name="T30" style:family="text">
      <style:text-properties officeooo:rsid="00bed049"/>
    </style:style>
    <style:style style:name="T31" style:family="text">
      <style:text-properties style:font-name="Wingdings" officeooo:rsid="00c57bd1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5in" draw:visible-area-height="1.981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7">Тема. </text:span><text:span text:style-name="T16">DDL та DML оператори мови SQL.</text:span></text:p>
      <text:p text:style-name="P15">Мета.</text:p>
      <text:list xml:id="list1886632669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8">ніс</text:span>ть д<text:span text:style-name="T18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1359777083" text:style-name="L2">
        <text:list-item>
          <text:p text:style-name="P27">Написати SQL-скрипт розгортання бази даних ЛР1, повинен містити такі SQL-оператори:</text:p>
          <text:list>
            <text:list-item>
              <text:p text:style-name="P27"><text:span text:style-name="T31">✅</text:span>USE</text:p>
            </text:list-item>
            <text:list-item>
              <text:p text:style-name="P28"><text:span text:style-name="T31">✅</text:span>CREATE DATABASE</text:p>
              <text:list>
                <text:list-item>
                  <text:p text:style-name="P27">Для файлу даних встановити: NAME, FILENAME, SIZE, MAXSIZE, FILEGROWTH.</text:p>
                </text:list-item>
                <text:list-item>
                  <text:p text:style-name="P27">Для файлу журналу транзакцій задати: NAME, FILENAME, SIZE, MAXSIZE, FILEGROWTH.</text:p>
                </text:list-item>
                <text:list-item>
                  <text:p text:style-name="P27">Створити FILEGROUP на ім'я «StorageFileGroup».</text:p>
                </text:list-item>
              </text:list>
            </text:list-item>
            <text:list-item>
              <text:p text:style-name="P27">CREATE SCHEMA</text:p>
            </text:list-item>
            <text:list-item>
              <text:p text:style-name="P27">✅CREATE TABLE</text:p>
              <text:list>
                <text:list-item>
                  <text:p text:style-name="P27">Реалізувати автоінкремент цілих первинних ключів (використовувати властивість IDENTITY).</text:p>
                </text:list-item>
                <text:list-item>
                  <text:p text:style-name="P27">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7">✅PRIMARY KEY</text:p>
                    </text:list-item>
                    <text:list-item>
                      <text:p text:style-name="P29">✅FOREIGN KEY</text:p>
                    </text:list-item>
                    <text:list-item>
                      <text:p text:style-name="P29">UNIQUE</text:p>
                    </text:list-item>
                    <text:list-item>
                      <text:p text:style-name="P29">✅NOT NULL</text:p>
                    </text:list-item>
                    <text:list-item>
                      <text:p text:style-name="P29">✅CHECK</text:p>
                    </text:list-item>
                    <text:list-item>
                      <text:p text:style-name="P29">DEFAULT</text:p>
                    </text:list-item>
                  </text:list>
                </text:list-item>
                <text:list-item>
                  <text:p text:style-name="P27">Розмістити таблиці по двох файлових групах PRIMARY та StorageFileGroup.</text:p>
                </text:list-item>
                <text:list-item>
                  <text:p text:style-name="P27">Декілька таблиць помістити в створену Вами схему (крок <text:span text:style-name="T19">1</text:span>.3).</text:p>
                </text:list-item>
              </text:list>
            </text:list-item>
            <text:list-item>
              <text:p text:style-name="P30">✅INSERT (додати щонайменше 10 записів у кожну таблицю).</text:p>
            </text:list-item>
          </text:list>
        </text:list-item>
        <text:list-item>
          <text:p text:style-name="P27">Написати SQL-скрипт оновлення бази даних, повинен містити такі SQL-оператори:</text:p>
          <text:list>
            <text:list-item>
              <text:p text:style-name="P27">USE</text:p>
            </text:list-item>
            <text:list-item>
              <text:p text:style-name="P27">CREATE TABLE - Перед створенням таблиці видалити таблицю з такою ж назвою, якщо вона існує.</text:p>
            </text:list-item>
            <text:list-item>
              <text:p text:style-name="P27">ALTER TABLE</text:p>
              <text:list>
                <text:list-item>
                  <text:p text:style-name="P27">Додати нову колонку до таблиці.</text:p>
                </text:list-item>
                <text:list-item>
                  <text:p text:style-name="P27">Змінити ім'я/тип колонки таблиці.</text:p>
                </text:list-item>
                <text:list-item>
                  <text:p text:style-name="P27">Додати/видалити CONSTRAINT.</text:p>
                </text:list-item>
              </text:list>
            </text:list-item>
            <text:list-item>
              <text:p text:style-name="P27">UPDATE (змінити деякі записи у кількох таблицях).</text:p>
            </text:list-item>
            <text:list-item>
              <text:p text:style-name="P27">DELETE (видалити кілька записів у кількох таблицях).</text:p>
            </text:list-item>
          </text:list>
        </text:list-item>
      </text:list>
      <text:p text:style-name="P17">Текст скриптів. <text:span text:style-name="T14">g</text:span><text:span text:style-name="T13">ithub </text:span><text:span text:style-name="T15">TODO</text:span></text:p>
      <text:p text:style-name="P22">Скріншот діаграми бази даних із середовища <text:span text:style-name="T20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247543620" text:style-name="L3">
        <text:list-item>
          <text:p text:style-name="P31">Заняття(з предмету) — проводиться:</text:p>
          <text:list>
            <text:list-item>
              <text:p text:style-name="P31">щотижня, або тільки по чисельникам/знаменникам;</text:p>
            </text:list-item>
            <text:list-item>
              <text:p text:style-name="P32">у день тижня</text:p>
            </text:list-item>
            <text:list-item>
              <text:p text:style-name="P32">для групи, <text:span text:style-name="T22">підгрупи</text:span></text:p>
            </text:list-item>
            <text:list-item>
              <text:p text:style-name="P33">у час</text:p>
            </text:list-item>
            <text:list-item>
              <text:p text:style-name="P34">викладачем</text:p>
            </text:list-item>
            <text:list-item>
              <text:p text:style-name="P34">в аудиторії</text:p>
            </text:list-item>
          </text:list>
        </text:list-item>
        <text:list-item>
          <text:p text:style-name="P31">Предмет</text:p>
        </text:list-item>
        <text:list-item>
          <text:p text:style-name="P31">Викладач</text:p>
        </text:list-item>
        <text:list-item>
          <text:p text:style-name="P31">Студент — <text:span text:style-name="T21">належить до групи та підгрупи</text:span></text:p>
        </text:list-item>
        <text:list-item>
          <text:p text:style-name="P31">Аудиторія</text:p>
        </text:list-item>
        <text:list-item>
          <text:p text:style-name="P31">Група(студентів) — <text:span text:style-name="T23">має куратора</text:span></text:p>
        </text:list-item>
      </text:list>
      <text:p text:style-name="P18">Таблиці:</text:p>
      <text:list xml:id="list3038023335" text:style-name="L4">
        <text:list-item>
          <text:p text:style-name="P35">Room(аудиторія)</text:p>
          <text:list>
            <text:list-item>
              <text:p text:style-name="P36">id INT PK</text:p>
            </text:list-item>
          </text:list>
        </text:list-item>
        <text:list-item>
          <text:p text:style-name="P37">Teacher(викладач)</text:p>
          <text:list>
            <text:list-item>
              <text:p text:style-name="P38">Id <text:span text:style-name="T25">INT </text:span>IDENTITY<text:span text:style-name="T27">(1, 1)</text:span> <text:span text:style-name="T24">PK</text:span></text:p>
            </text:list-item>
            <text:list-item>
              <text:p text:style-name="P39">FirstName TEXT NOT NULL</text:p>
            </text:list-item>
            <text:list-item>
              <text:p text:style-name="P39">LastName TEXT NOT NULL</text:p>
            </text:list-item>
          </text:list>
        </text:list-item>
        <text:list-item>
          <text:p text:style-name="P40">Group</text:p>
          <text:list>
            <text:list-item>
              <text:p text:style-name="P40">Id INT PK</text:p>
            </text:list-item>
            <text:list-item>
              <text:p text:style-name="P41">Name TEXT NOT NULL</text:p>
            </text:list-item>
            <text:list-item>
              <text:p text:style-name="P42">CuratorId INT NOT NULL FK(Teacher.Id)</text:p>
            </text:list-item>
          </text:list>
        </text:list-item>
        <text:list-item>
          <text:p text:style-name="P51">Class</text:p>
          <text:list>
            <text:list-item>
              <text:p text:style-name="P51">Id INT IDENTITY(1, 1) PK</text:p>
            </text:list-item>
            <text:list-item>
              <text:p text:style-name="P51">Name TEXT NOT NULL</text:p>
            </text:list-item>
          </text:list>
        </text:list-item>
        <text:list-item>
          <text:p text:style-name="P43">ClassType<text:span text:style-name="T26">(тип заняття)</text:span></text:p>
          <text:list>
            <text:list-item>
              <text:p text:style-name="P44">Id INT IDENTITY(1, 1) PK</text:p>
            </text:list-item>
            <text:list-item>
              <text:p text:style-name="P44">Name TEXT NOT NULL</text:p>
            </text:list-item>
          </text:list>
        </text:list-item>
        <text:list-item>
          <text:p text:style-name="P45">Schedule(розклад/заняття)</text:p>
          <text:list>
            <text:list-item>
              <text:p text:style-name="P46">Day SMALLINT NOT NULL BETWEEN 0 AND 6</text:p>
            </text:list-item>
            <text:list-item>
              <text:p text:style-name="P47">Time TIME NOT NULL</text:p>
            </text:list-item>
            <text:list-item>
              <text:p text:style-name="P48">IsOddWeek BIT</text:p>
            </text:list-item>
            <text:list-item>
              <text:p text:style-name="P48">ClassTypeId INT NOT NULL FK(ClassType.Id)</text:p>
            </text:list-item>
            <text:list-item>
              <text:p text:style-name="P48">ClassId INT NOT NULL FK(Class.Id)</text:p>
            </text:list-item>
            <text:list-item>
              <text:p text:style-name="P48">GroupId INT NOT NULL FK(Group.Id)</text:p>
            </text:list-item>
            <text:list-item>
              <text:p text:style-name="P48">Subgroup INT NOT NULL</text:p>
            </text:list-item>
            <text:list-item>
              <text:p text:style-name="P48">TeacherId INT NOT NULL <text:span text:style-name="T28">FK(Teacher.Id)</text:span></text:p>
            </text:list-item>
            <text:list-item>
              <text:p text:style-name="P49">RoomId INT NOT NULL FK(Room.Id)</text:p>
            </text:list-item>
          </text:list>
        </text:list-item>
        <text:list-item>
          <text:p text:style-name="P50">Student</text:p>
          <text:list>
            <text:list-item>
              <text:p text:style-name="P50">Id INT IDENTITY(1, 1) <text:span text:style-name="T30">PK</text:span></text:p>
            </text:list-item>
            <text:list-item>
              <text:p text:style-name="P50">FirstName TEXT NOT NULL</text:p>
            </text:list-item>
            <text:list-item>
              <text:p text:style-name="P50"><text:span text:style-name="T29">L</text:span>astName TEXT NOT NULL</text:p>
            </text:list-item>
            <text:list-item>
              <text:p text:style-name="P50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28T21:30:20.448508141</dc:date>
    <meta:editing-duration>PT4H33M34S</meta:editing-duration>
    <meta:editing-cycles>171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4" meta:character-count="3151" meta:non-whitespace-character-count="2820"/>
  </office:meta>
</office:document-meta>
</file>